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5034" officeooo:paragraph-rsid="00035034"/>
    </style:style>
    <style:style style:name="P2" style:family="paragraph" style:parent-style-name="Standard">
      <style:text-properties officeooo:rsid="0003e482" officeooo:paragraph-rsid="0003e482"/>
    </style:style>
    <style:style style:name="P3" style:family="paragraph" style:parent-style-name="Standard">
      <style:text-properties officeooo:paragraph-rsid="0003e482"/>
    </style:style>
    <style:style style:name="T1" style:family="text">
      <style:text-properties officeooo:rsid="0003e482"/>
    </style:style>
    <style:style style:name="T2" style:family="text">
      <style:text-properties officeooo:rsid="00051a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site Techtalk</text:p>
      <text:p text:style-name="P1"/>
      <text:p text:style-name="P1"/>
      <text:p text:style-name="P2">Controller: interpret browser requests and send <text:span text:style-name="T2">data </text:span>back</text:p>
      <text:p text:style-name="P3"><text:span text:style-name="T1">Template: </text:span><text:s/>pseudo-documents with placeholders and display logic</text:p>
      <text:p text:style-name="P3"/>
      <text:p text:style-name="P3">Controller methods are associated with <text:span text:style-name="Emphasis">routes</text:span> via the <text:span text:style-name="Teletype">route()</text:span> decorator which takes a routing string and a number of attributes to customise its behavior or security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vanni Capalbo</meta:initial-creator>
    <meta:creation-date>2015-01-09T10:05:15.001789898</meta:creation-date>
    <dc:date>2015-01-09T15:07:02.405449146</dc:date>
    <dc:creator>Giovanni Capalbo</dc:creator>
    <meta:editing-duration>PT6M1S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4" meta:word-count="43" meta:character-count="302" meta:non-whitespace-character-count="262"/>
  </office:meta>
</office:document-meta>
</file>